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5cm" fo:min-width="3.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05cm" fo:min-width="3.31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05cm" fo:min-width="2.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05cm" fo:min-width="2.3cm"/>
      <style:paragraph-properties style:writing-mode="lr-tb"/>
    </style:style>
    <style:style style:name="gr5" style:family="graphic" style:parent-style-name="standard">
      <style:graphic-properties draw:fill-color="#bf819e" draw:textarea-horizontal-align="justify" draw:textarea-vertical-align="middle" draw:auto-grow-height="false" fo:min-height="1.66cm" fo:min-width="1.976cm"/>
      <style:paragraph-properties style:writing-mode="lr-tb"/>
    </style:style>
    <style:style style:name="gr6" style:family="graphic" style:parent-style-name="objectwithoutfill">
      <style:graphic-properties svg:stroke-width="0.159cm" svg:stroke-color="#158466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svg:stroke-color="#158466" draw:marker-end="Line_20_Arrow" draw:marker-end-width="0.3cm" draw:fill="solid" draw:textarea-vertical-align="middle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objectwithoutfill">
      <style:graphic-properties svg:stroke-width="0.018cm" svg:stroke-color="#158466" draw:marker-start-width="0.227cm" draw:marker-end="Line_20_Arrow" draw:marker-end-width="0.327cm" draw:fill="solid" draw:textarea-vertical-align="middle" fo:padding-top="0.134cm" fo:padding-bottom="0.134cm" fo:padding-left="0.259cm" fo:padding-right="0.259cm"/>
    </style:style>
    <style:style style:name="P1" style:family="paragraph">
      <style:paragraph-properties fo:text-align="center" style:writing-mode="lr-tb"/>
      <style:text-properties fo:font-size="13pt" style:font-size-asian="13pt" style:font-size-complex="13pt"/>
    </style:style>
    <style:style style:name="P2" style:family="paragraph"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-color="#bf819e"/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3.8cm" svg:height="2.3cm" svg:x="8.779cm" svg:y="1.752cm">
          <text:p text:style-name="P1"><text:span text:style-name="T1">Choose a small set</text:span></text:p>
          <text:p text:style-name="P1"><text:span text:style-name="T1"><text:s/></text:span><text:span text:style-name="T1">of <text:s/>design points x </text:span></text:p>
          <text:p text:style-name="P1"><text:span text:style-name="T1">for Wave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3.818cm" svg:height="2.3cm" draw:transform="rotate (0.0122173047639601) translate (8.754cm 5.5cm)">
          <text:p text:style-name="P1"><text:span text:style-name="T1">Run simulator at x </text:span></text:p>
          <text:p text:style-name="P1"><text:span text:style-name="T1">and train GP </text:span></text:p>
          <text:p text:style-name="P1"><text:span text:style-name="T1">emulato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4" draw:id="id4" draw:layer="layout" svg:width="3.4cm" svg:height="2.3cm" draw:transform="rotate (-0.0012217304763962) translate (9.003cm 9.396cm)">
          <text:p text:style-name="P1"><text:span text:style-name="T1">Validate models </text:span></text:p>
          <text:p text:style-name="P1"><text:span text:style-name="T1">and discard </text:span></text:p>
          <text:p text:style-name="P1"><text:span text:style-name="T1">invalid o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3.8cm" svg:height="2.3cm" draw:transform="rotate (-0.00663225115757917) translate (8.815cm 13.2cm)">
          <text:p text:style-name="P1"><text:span text:style-name="T1">Generate a great</text:span></text:p>
          <text:p text:style-name="P1"><text:span text:style-name="T1">many candidate 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7" draw:id="id7" draw:layer="layout" svg:width="2.8cm" svg:height="2.3cm" draw:transform="rotate (0.0146607657167529) translate (9.3cm 16.441cm)">
          <text:p text:style-name="P1"><text:span text:style-name="T1">Compute </text:span></text:p>
          <text:p text:style-name="P1"><text:span text:style-name="T1">implausibility</text:span></text:p>
          <text:p text:style-name="P1"><text:span text:style-name="T1">measur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" draw:id="id1" draw:layer="layout" svg:width="2.8cm" svg:height="2.3cm" draw:transform="rotate (0.003839724354388) translate (9.391cm 20.111cm)">
          <text:p text:style-name="P1"><text:span text:style-name="T1">Discard </text:span></text:p>
          <text:p text:style-name="P1"><text:span text:style-name="T1">implausible</text:span></text:p>
          <text:p text:style-name="P1"><text:span text:style-name="T1">candidat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8" draw:id="id8" draw:layer="layout" svg:width="3.5cm" svg:height="2.7cm" svg:x="9.1cm" svg:y="24.6cm">
          <text:p text:style-name="P2"><text:span text:style-name="T2">Finish </text:span></text:p>
          <text:p text:style-name="P2"><text:span text:style-name="T2">with non </text:span></text:p>
          <text:p text:style-name="P2"><text:span text:style-name="T2">implausible</text:span></text:p>
          <text:p text:style-name="P2"><text:span text:style-name="T2">set of x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4" draw:layer="layout" draw:line-skew="0.8cm" svg:x1="12.195cm" svg:y1="21.25cm" svg:x2="12.586cm" svg:y2="6.603cm" draw:start-shape="id1" draw:start-glue-point="1" draw:end-shape="id2" draw:end-glue-point="1" svg:d="M12195 21250h1705v-14647h-1314" svg:viewBox="0 0 1706 14648">
          <text:p/>
        </draw:connector>
        <draw:connector draw:style-name="gr7" draw:text-style-name="P4" draw:layer="layout" draw:type="line" svg:x1="10.679cm" svg:y1="4.052cm" svg:x2="10.663cm" svg:y2="5.477cm" draw:start-shape="id3" draw:start-glue-point="2" draw:end-shape="id2" draw:end-glue-point="0" svg:d="M10679 4052l-16 1425" svg:viewBox="0 0 17 1426">
          <text:p/>
        </draw:connector>
        <draw:connector draw:style-name="gr7" draw:text-style-name="P4" draw:layer="layout" draw:type="line" svg:x1="10.691cm" svg:y1="7.777cm" svg:x2="10.703cm" svg:y2="9.398cm" draw:start-shape="id2" draw:start-glue-point="2" draw:end-shape="id4" svg:d="M10691 7777l12 1621" svg:viewBox="0 0 13 1622">
          <text:p/>
        </draw:connector>
        <draw:connector draw:style-name="gr8" draw:text-style-name="P4" xml:id="id6" draw:id="id6" draw:layer="layout" svg:x1="8.807cm" svg:y1="14.35cm" svg:x2="8.807cm" svg:y2="14.35cm" draw:start-shape="id5" draw:start-glue-point="3" draw:end-shape="id5" draw:end-glue-point="3" svg:d="M8807 14350z" svg:viewBox="0 0 1 1">
          <text:p/>
        </draw:connector>
        <draw:connector draw:style-name="gr8" draw:text-style-name="P4" draw:layer="layout" draw:type="line" svg:x1="10.655cm" svg:y1="13.702cm" svg:x2="10.655cm" svg:y2="13.702cm" draw:start-shape="id6" draw:start-glue-point="0" draw:end-shape="id6" draw:end-glue-point="0" svg:d="M10655 13702z" svg:viewBox="0 0 1 1">
          <text:p/>
        </draw:connector>
        <draw:connector draw:style-name="gr7" draw:text-style-name="P4" draw:layer="layout" draw:type="line" svg:x1="10.7cm" svg:y1="11.698cm" svg:x2="10.715cm" svg:y2="13.213cm" draw:start-shape="id4" draw:start-glue-point="2" draw:end-shape="id5" svg:d="M10700 11698l15 1515" svg:viewBox="0 0 16 1516">
          <text:p/>
        </draw:connector>
        <draw:connector draw:style-name="gr8" draw:text-style-name="P4" draw:layer="layout" draw:type="line" svg:x1="9.317cm" svg:y1="17.591cm" svg:x2="9.317cm" svg:y2="17.591cm" draw:start-shape="id7" draw:start-glue-point="3" draw:end-shape="id7" draw:end-glue-point="3" svg:d="M9317 17591z" svg:viewBox="0 0 1 1">
          <text:p/>
        </draw:connector>
        <draw:connector draw:style-name="gr7" draw:text-style-name="P4" draw:layer="layout" draw:type="line" svg:x1="10.7cm" svg:y1="15.513cm" svg:x2="10.7cm" svg:y2="16.42cm" draw:start-shape="id5" draw:start-glue-point="2" draw:end-shape="id7" draw:end-glue-point="0" svg:d="M10700 15513v907" svg:viewBox="0 0 1 908">
          <text:p/>
        </draw:connector>
        <draw:connector draw:style-name="gr9" draw:text-style-name="P4" draw:layer="layout" draw:type="line" svg:x1="10.734cm" svg:y1="18.72cm" svg:x2="10.791cm" svg:y2="20.106cm" draw:start-shape="id7" draw:start-glue-point="2" draw:end-shape="id1" draw:end-glue-point="0" svg:d="M10734 18720l57 1386" svg:viewBox="0 0 58 1387">
          <text:p/>
        </draw:connector>
        <draw:connector draw:style-name="gr6" draw:text-style-name="P4" draw:layer="layout" draw:type="line" svg:x1="10.8cm" svg:y1="22.406cm" svg:x2="10.85cm" svg:y2="24.6cm" draw:start-shape="id1" draw:start-glue-point="2" draw:end-shape="id8" draw:end-glue-point="4" svg:d="M10800 22406l50 2194" svg:viewBox="0 0 51 219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30T21:49:24.829511383</meta:creation-date>
    <meta:editing-duration>PT2M45S</meta:editing-duration>
    <meta:editing-cycles>3</meta:editing-cycles>
    <meta:generator>LibreOffice/6.4.7.2$Linux_X86_64 LibreOffice_project/40$Build-2</meta:generator>
    <dc:date>2022-09-04T17:45:41.569952849</dc:date>
    <meta:document-statistic meta:object-count="17"/>
  </office:meta>
</office:document-meta>
</file>